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6C000002777E90A2D7B981D462.png" manifest:media-type="image/png"/>
  <manifest:file-entry manifest:full-path="Pictures/10000001000004510000033EA598F70A616D8645.png" manifest:media-type="image/png"/>
  <manifest:file-entry manifest:full-path="Pictures/100000010000045A0000028BF30D51D965AEC52A.png" manifest:media-type="image/png"/>
  <manifest:file-entry manifest:full-path="Pictures/1000000100000353000001D79E052B6321BDA979.png" manifest:media-type="image/png"/>
  <manifest:file-entry manifest:full-path="Pictures/1000000100000335000001668A1ECF084EEC90F6.png" manifest:media-type="image/png"/>
  <manifest:file-entry manifest:full-path="Pictures/1000000100000323000002097099071A985FE0E2.png" manifest:media-type="image/png"/>
  <manifest:file-entry manifest:full-path="Pictures/100000010000027A000001463C8331A1E76C74B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draw:auto-grow-height="false" draw:fit-to-size="false" style:shrink-to-fit="true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  <style:text-properties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weight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5.5cm" svg:y="0.6cm" presentation:class="title" presentation:user-transformed="true">
          <draw:text-box>
            <text:p>werf</text:p>
          </draw:text-box>
        </draw:frame>
        <draw:frame presentation:style-name="pr2" draw:text-style-name="P1" draw:layer="layout" svg:width="22.5cm" svg:height="9.134cm" svg:x="4.5cm" svg:y="3.8cm" presentation:class="subtitle" presentation:user-transformed="true">
          <draw:text-box>
            <text:p><text:span text:style-name="T1">ffgfggseghsdhgshвпывпаолапопаолаплаплалардрпддыврплкроплоыверплдокрлорылорывлдрплдыроыордвордоырдоырвыппыввпаывраыврырервр</text:span></text:p>
          </draw:text-box>
        </draw:frame>
        <draw:frame draw:style-name="gr1" draw:text-style-name="P3" draw:layer="layout" svg:width="22cm" svg:height="10cm" svg:x="5cm" svg:y="2cm">
          <draw:text-box>
            <text:p text:style-name="P2"><text:span text:style-name="T2">Проектная работа по курсу "DevOps практики и инструменты" на тему Создание процесса непрерывной поставки для приложения с применением практик CI/CD и быстрой обратной связью</text:span></text:p>
            <text:p text:style-name="P2"/>
            <text:p text:style-name="P2"/>
            <text:p text:style-name="P2"><text:s text:c="38"/></text:p>
            <text:p text:style-name="P2"/>
            <text:p text:style-name="P2"><text:s text:c="59"/>Выполнил: Семенеев Т.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3" draw:layer="layout" svg:width="22.5cm" svg:height="13.613cm" svg:x="4.5cm" svg:y="0.69cm">
          <draw:image xlink:href="Pictures/100000010000046C000002777E90A2D7B981D4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3" draw:layer="layout" svg:width="22.5cm" svg:height="13.148cm" svg:x="4.5cm" svg:y="0.641cm">
          <draw:image xlink:href="Pictures/100000010000045A0000028BF30D51D965AEC5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3" draw:layer="layout" svg:width="22.5cm" svg:height="13.52cm" svg:x="4.5cm" svg:y="0.6cm">
          <draw:image xlink:href="Pictures/10000001000004510000033EA598F70A616D86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3" draw:layer="layout" svg:width="22.518cm" svg:height="12.462cm" svg:x="4.482cm" svg:y="1.5cm">
          <draw:image xlink:href="Pictures/1000000100000353000001D79E052B6321BDA9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3" draw:layer="layout" svg:width="21.724cm" svg:height="10cm" svg:x="4.276cm" svg:y="2.5cm">
          <draw:image xlink:href="Pictures/1000000100000335000001668A1ECF084EEC90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3" draw:layer="layout" svg:width="21.5cm" svg:height="13.948cm" svg:x="4.5cm" svg:y="0.675cm">
          <draw:image xlink:href="Pictures/1000000100000323000002097099071A985FE0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3" draw:layer="layout" svg:width="21.637cm" svg:height="11.125cm" svg:x="4.863cm" svg:y="2.375cm">
          <draw:image xlink:href="Pictures/100000010000027A000001463C8331A1E76C74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номер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7T18:28:44.652000000</meta:creation-date>
    <meta:editing-duration>PT13M50S</meta:editing-duration>
    <meta:editing-cycles>3</meta:editing-cycles>
    <meta:generator>LibreOffice/7.5.3.2$Windows_X86_64 LibreOffice_project/9f56dff12ba03b9acd7730a5a481eea045e468f3</meta:generator>
    <dc:title>DNA</dc:title>
    <dc:date>2023-05-17T18:46:20.953000000</dc:date>
    <meta:document-statistic meta:object-count="142"/>
  </office:meta>
</office:document-meta>
</file>